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A200000296ED79B9D95907D5DE.png" manifest:media-type="image/png"/>
  <manifest:file-entry manifest:full-path="Pictures/10000000000001E4000001B45E96C4796519DECE.png" manifest:media-type="image/png"/>
  <manifest:file-entry manifest:full-path="Pictures/10000000000004FF000002E9FE4CE83C944DE8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e0080" officeooo:paragraph-rsid="001e0080"/>
    </style:style>
    <style:style style:name="P2" style:family="paragraph" style:parent-style-name="Text_20_body">
      <style:paragraph-properties fo:text-align="start" style:justify-single-word="false"/>
      <style:text-properties officeooo:rsid="001e0080" officeooo:paragraph-rsid="001e0080"/>
    </style:style>
    <style:style style:name="P3" style:family="paragraph" style:parent-style-name="Text_20_body">
      <style:paragraph-properties fo:text-align="center" style:justify-single-word="false"/>
      <style:text-properties officeooo:paragraph-rsid="001e0080"/>
    </style:style>
    <style:style style:name="P4" style:family="paragraph" style:parent-style-name="Text_20_body">
      <style:paragraph-properties fo:text-align="start" style:justify-single-word="false"/>
      <style:text-properties officeooo:rsid="001f85fb" officeooo:paragraph-rsid="001f85fb"/>
    </style:style>
    <style:style style:name="P5" style:family="paragraph" style:parent-style-name="Heading_20_1">
      <style:paragraph-properties fo:text-align="center" style:justify-single-word="false"/>
      <style:text-properties officeooo:rsid="001e0080" officeooo:paragraph-rsid="001e0080"/>
    </style:style>
    <style:style style:name="P6" style:family="paragraph" style:parent-style-name="Text_20_body">
      <style:paragraph-properties fo:text-align="start" style:justify-single-word="false"/>
      <style:text-properties officeooo:rsid="001f85fb" officeooo:paragraph-rsid="001f85fb"/>
    </style:style>
    <style:style style:name="P7" style:family="paragraph" style:parent-style-name="Text_20_body">
      <style:paragraph-properties fo:text-align="start" style:justify-single-word="false"/>
      <style:text-properties officeooo:rsid="001f96bc" officeooo:paragraph-rsid="001f96bc"/>
    </style:style>
    <style:style style:name="P8" style:family="paragraph">
      <style:paragraph-properties fo:text-align="center"/>
    </style:style>
    <style:style style:name="T1" style:family="text">
      <style:text-properties officeooo:rsid="001f85f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draw:line text:anchor-type="paragraph" draw:z-index="0" draw:name="Linie 1" draw:style-name="gr1" draw:text-style-name="P8" svg:x1="0.042cm" svg:y1="1.405cm" svg:x2="17.267cm" svg:y2="1.406cm"><text:p/></draw:line><text:span text:style-name="T1">Vererbung</text:span>:</text:h>
      <text:p text:style-name="P3"/>
      <text:p text:style-name="P3"/>
      <text:p text:style-name="P2">Aufgabe 1:</text:p>
      <text:p text:style-name="P4"/>
      <text:p text:style-name="P4"><draw:frame draw:style-name="fr1" draw:name="Bild1" text:anchor-type="char" svg:width="17cm" svg:height="9.902cm" draw:z-index="1"><draw:image xlink:href="Pictures/10000000000004FF000002E9FE4CE83C944DE8DA.png" xlink:type="simple" xlink:show="embed" xlink:actuate="onLoad" draw:mime-type="image/png"/></draw:frame>Aufgabe 2:</text:p>
      <text:p text:style-name="P4"><draw:frame draw:style-name="fr2" draw:name="Bild2" text:anchor-type="char" svg:x="2.074cm" svg:y="-0.194cm" svg:width="10.186cm" svg:height="9.176cm" draw:z-index="2"><draw:image xlink:href="Pictures/10000000000001E4000001B45E96C4796519DEC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7">Aufgabe 3:</text:p>
      <text:p text:style-name="P7"/>
      <text:p text:style-name="P7">Up und Downcast von Filmen:</text:p>
      <text:p text:style-name="P7"/>
      <text:p text:style-name="P7"><draw:frame draw:style-name="fr1" draw:name="Bild3" text:anchor-type="char" svg:width="17cm" svg:height="9.488cm" draw:z-index="3"><draw:image xlink:href="Pictures/10000000000004A200000296ED79B9D95907D5D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e0080" officeooo:paragraph-rsid="001e00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Tutorium Programmieren <text:tab/><text:tab/>Data Science und KI 2023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23:18:05.408362551</meta:creation-date>
    <dc:date>2024-01-14T00:29:19.441866382</dc:date>
    <meta:editing-duration>PT10M20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2" meta:paragraph-count="6" meta:word-count="19" meta:character-count="116" meta:non-whitespace-character-count="101"/>
  </office:meta>
</office:document-meta>
</file>